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133000035A561F8978F.svm"/>
  <manifest:file-entry manifest:media-type="" manifest:full-path="Pictures/2000000700002F080000330F06A77960.svm"/>
  <manifest:file-entry manifest:media-type="" manifest:full-path="Pictures/2000000700002FC100003394CF9CD1D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F" svg:font-family=""/>
    <style:font-face style:name="OpenSymbol" svg:font-family="OpenSymbol"/>
    <style:font-face style:name="Tahoma2" svg:font-family="Tahoma"/>
    <style:font-face style:name="webkit-serif" svg:font-family="webkit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Andale Sans UI2" svg:font-family="'Andale Sans UI'" style:font-family-generic="roman" style:font-pitch="variable"/>
    <style:font-face style:name="Arial1" svg:font-family="Ari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1" svg:font-family="TimesNewRomanPSMT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Heading_20_1">
      <style:paragraph-properties fo:margin-top="0.423cm" fo:margin-bottom="0.212cm" fo:keep-with-next="alway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2">
      <style:text-properties fo:font-variant="normal" fo:text-transform="none" fo:color="#000000" style:font-name="webkit-serif" fo:font-size="12pt" fo:letter-spacing="normal" fo:language="en" fo:country="US" fo:font-style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top="0cm" fo:margin-bottom="0.212cm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ru" fo:country="RU" style:language-asian="none" style:country-asian="none" style:language-complex="none" style:country-complex="none"/>
    </style:style>
    <style:style style:name="P8" style:family="paragraph" style:parent-style-name="Text_20_body">
      <style:text-properties fo:font-size="12pt" fo:language="ru" fo:country="RU" fo:font-style="normal" fo:font-weight="normal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/>
    </style:style>
    <style:style style:name="P9" style:family="paragraph" style:parent-style-name="Heading_20_1">
      <style:paragraph-properties fo:margin-top="0.423cm" fo:margin-bottom="0.212cm" fo:keep-with-next="always"/>
      <style:text-properties fo:font-size="14pt" fo:language="none" fo:country="none" fo:font-weight="bold" style:font-size-asian="14pt" style:font-weight-asian="bold" style:font-size-complex="14pt" style:font-weight-complex="bold"/>
    </style:style>
    <style:style style:name="P10" style:family="paragraph" style:parent-style-name="Heading_20_1">
      <style:paragraph-properties fo:margin-top="0.423cm" fo:margin-bottom="0.212cm" fo:keep-with-next="always"/>
      <style:text-properties style:font-name="Arial" fo:font-size="14pt" fo:language="none" fo:country="none" fo:font-weight="bold" style:font-name-asian="Andale Sans UI" style:font-size-asian="14pt" style:language-asian="none" style:country-asian="none" style:font-weight-asian="bold" style:font-name-complex="Tahoma" style:font-size-complex="14pt" style:language-complex="none" style:country-complex="none" style:font-weight-complex="bold"/>
    </style:style>
    <style:style style:name="P11" style:family="paragraph" style:parent-style-name="Heading_20_1">
      <style:paragraph-properties fo:margin-top="0.423cm" fo:margin-bottom="0.212cm" fo:break-before="page" fo:keep-with-next="always"/>
      <style:text-properties style:font-name="Arial" fo:font-size="14pt" fo:language="none" fo:country="none" fo:font-weight="bold" style:font-name-asian="Andale Sans UI" style:font-size-asian="14pt" style:language-asian="none" style:country-asian="none" style:font-weight-asian="bold" style:font-name-complex="Tahoma" style:font-size-complex="14pt" style:language-complex="none" style:country-complex="none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4pt" fo:language="en" fo:country="US" fo:font-style="normal" fo:font-weight="bold" style:font-name-asian="TimesNewRomanPSMT" style:font-size-asian="14pt" style:language-asian="none" style:country-asian="none" style:font-style-asian="normal" style:font-weight-asian="bold" style:font-name-complex="TimesNewRomanPSMT" style:font-size-complex="14pt" style:language-complex="ar" style:country-complex="SA" style:font-style-complex="normal" style:font-weight-complex="bold"/>
    </style:style>
    <style:style style:name="P15" style:family="paragraph" style:parent-style-name="Standard" style:list-style-name="L3">
      <style:paragraph-properties fo:text-align="start" style:justify-single-word="false" style:text-autospace="none"/>
      <style:text-properties fo:color="#000000" style:font-name="Times New Roman" fo:font-size="12pt" style:font-size-asian="12pt" style:language-asian="none" style:country-asian="none" style:font-size-complex="12pt" style:language-complex="ar" style:country-complex="SA"/>
    </style:style>
    <style:style style:name="P16" style:family="paragraph" style:parent-style-name="Standard" style:list-style-name="L3">
      <style:paragraph-properties fo:text-align="start" style:justify-single-word="false" style:text-autospace="none"/>
    </style:style>
    <style:style style:name="P17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language-asian="none" style:country-asian="none" style:font-name-complex="TimesNewRomanPSMT" style:font-size-complex="12pt" style:language-complex="ar" style:country-complex="SA"/>
    </style:style>
    <style:style style:name="P18" style:family="paragraph" style:parent-style-name="Standard" style:list-style-name="L3">
      <style:paragraph-properties fo:text-align="start" style:justify-single-word="false" style:text-autospace="none"/>
      <style:text-properties fo:color="#000000" style:font-name="Times New Roman" fo:font-size="12pt" fo:language="en" fo:country="US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 style:text-autospace="none"/>
      <style:text-properties style:use-window-font-color="true" style:font-name="Times New Roman" fo:font-size="12pt" fo:language="en" fo:country="US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5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en" fo:country="US" fo:font-weight="normal" style:font-name-asian="TimesNewRomanPSMT" style:font-size-asian="12pt" style:language-asian="none" style:country-asian="none" style:font-weight-asian="normal" style:font-name-complex="TimesNewRomanPSMT" style:font-size-complex="12pt" style:language-complex="ar" style:country-complex="SA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italic" fo:font-weight="normal" style:font-name-asian="TimesNewRomanPSMT" style:font-size-asian="12pt" style:language-asian="none" style:country-asian="none" style:font-style-asian="italic" style:font-weight-asian="normal" style:font-name-complex="TimesNewRomanPSMT" style:font-size-complex="12pt" style:language-complex="ar" style:country-complex="SA" style:font-style-complex="italic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4pt" fo:language="ru" fo:country="RU" fo:font-style="normal" fo:font-weight="bold" style:font-name-asian="TimesNewRomanPSMT" style:font-size-asian="14pt" style:language-asian="none" style:country-asian="none" style:font-style-asian="normal" style:font-weight-asian="bold" style:font-name-complex="TimesNewRomanPSMT" style:font-size-complex="14pt" style:language-complex="ar" style:country-complex="SA" style:font-style-complex="normal" style:font-weight-complex="bold"/>
    </style:style>
    <style:style style:name="P28" style:family="paragraph" style:parent-style-name="Standard"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4pt" fo:language="none" fo:country="none" fo:font-weight="bold" style:font-name-asian="Andale Sans UI" style:font-size-asian="14pt" style:language-asian="none" style:country-asian="none" style:font-weight-asian="bold" style:font-name-complex="Tahoma" style:font-size-complex="14pt" style:language-complex="none" style:country-complex="none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font-variant="normal" fo:text-transform="none" fo:color="#000000" style:font-name="webkit-serif" fo:font-size="12pt" fo:letter-spacing="normal" fo:language="ru" fo:country="RU" fo:font-style="italic" fo:font-weight="normal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style:font-name="webkit-serif" fo:font-size="12pt" fo:letter-spacing="normal" fo:language="ru" fo:country="RU" fo:font-weight="normal" style:font-size-asian="12pt" style:font-size-complex="12pt"/>
    </style:style>
    <style:style style:name="T13" style:family="text">
      <style:text-properties fo:font-variant="normal" fo:text-transform="none" fo:color="#000000" style:font-name="webkit-serif" fo:font-size="12pt" fo:letter-spacing="normal" fo:language="ru" fo:country="RU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webkit-serif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fo:color="#000000" fo:letter-spacing="normal" fo:language="ru" fo:country="RU" fo:font-style="italic" fo:font-weight="normal"/>
    </style:style>
    <style:style style:name="T17" style:family="text">
      <style:text-properties fo:font-variant="normal" fo:text-transform="none" fo:color="#000000" fo:letter-spacing="normal" fo:language="ru" fo:country="RU" fo:font-style="normal" fo:font-weight="normal" style:font-style-asian="normal" style:font-style-complex="normal"/>
    </style:style>
    <style:style style:name="T18" style:family="text">
      <style:text-properties fo:font-variant="normal" fo:text-transform="none" fo:color="#000000" fo:letter-spacing="normal" fo:language="en" fo:country="US" fo:font-style="normal" fo:font-weight="normal" style:font-style-asian="normal" style:font-style-complex="normal"/>
    </style:style>
    <style:style style:name="T19" style:family="text">
      <style:text-properties fo:font-variant="normal" fo:text-transform="none" fo:color="#000000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fo:letter-spacing="normal" fo:language="en" fo:country="US" fo:font-style="italic" fo:font-weight="normal"/>
    </style:style>
    <style:style style:name="T21" style:family="text">
      <style:text-properties fo:font-variant="normal" fo:text-transform="none" fo:color="#000000" fo:letter-spacing="normal" fo:language="en" fo:country="US" fo:font-style="normal" fo:font-weight="normal" style:language-asian="none" style:country-asian="none" style:font-style-asian="normal" style:language-complex="none" style:country-complex="none" style:font-style-complex="normal"/>
    </style:style>
    <style:style style:name="T22" style:family="text">
      <style:text-properties fo:font-variant="normal" fo:text-transform="none" fo:color="#000000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/>
    </style:style>
    <style:style style:name="T24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/>
    </style:style>
    <style:style style:name="T25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000000" fo:letter-spacing="normal" fo:language="ru" fo:country="RU" fo:font-style="italic" fo:font-weight="normal" style:font-weight-asian="normal" style:font-weight-complex="normal"/>
    </style:style>
    <style:style style:name="T28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T29" style:family="text">
      <style:text-properties fo:font-variant="normal" fo:text-transform="none" fo:color="#000000" fo:letter-spacing="normal" fo:font-style="italic" fo:font-weight="normal" style:font-weight-asian="normal" style:font-weight-complex="normal"/>
    </style:style>
    <style:style style:name="T30" style:family="text">
      <style:text-properties fo:font-variant="normal" fo:text-transform="none" fo:color="#000000" fo:letter-spacing="normal" fo:language="en" fo:country="US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fo:letter-spacing="normal" fo:language="en" fo:country="US" fo:font-style="italic" fo:font-weight="normal" style:language-asian="none" style:country-asian="none" style:font-style-asian="italic" style:font-weight-asian="normal" style:language-complex="none" style:country-complex="none" style:font-style-complex="italic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fo:letter-spacing="normal" fo:font-style="italic" fo:font-weight="normal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fo:letter-spacing="normal" fo:language="ru" fo:country="RU" fo:font-style="italic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fo:color="#000000" fo:letter-spacing="normal" fo:language="en" fo:country="US"/>
    </style:style>
    <style:style style:name="T39" style:family="text">
      <style:text-properties fo:font-variant="normal" fo:text-transform="none" fo:color="#000000" fo:letter-spacing="normal" fo:language="en" fo:country="US" fo:font-weight="bold" style:font-weight-asian="bold" style:font-weight-complex="bold"/>
    </style:style>
    <style:style style:name="T40" style:family="text">
      <style:text-properties fo:font-variant="normal" fo:text-transform="none" fo:color="#000000" fo:letter-spacing="normal" fo:language="en" fo:country="US" fo:font-weight="normal" style:font-weight-asian="normal" style:font-weight-complex="normal"/>
    </style:style>
    <style:style style:name="T41" style:family="text">
      <style:text-properties fo:font-variant="normal" fo:text-transform="none" fo:color="#000000" fo:letter-spacing="normal" fo:language="en" fo:country="US" fo:font-style="italic" style:font-style-asian="italic" style:font-style-complex="italic"/>
    </style:style>
    <style:style style:name="T42" style:family="text">
      <style:text-properties fo:font-variant="normal" fo:text-transform="none" fo:color="#000000" style:font-name="TimesNewRomanPSMT" fo:font-size="12pt" fo:letter-spacing="normal" fo:language="en" fo:country="US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43" style:family="text">
      <style:text-properties fo:font-variant="normal" fo:text-transform="none" fo:color="#000000" style:font-name="TimesNewRomanPSMT" fo:font-size="12pt" fo:letter-spacing="normal" fo:language="en" fo:country="US" fo:font-style="normal" fo:font-weight="bold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44" style:family="text">
      <style:text-properties fo:font-variant="normal" fo:text-transform="none" fo:color="#000000" style:font-name="TimesNewRomanPSMT" fo:font-size="12pt" fo:letter-spacing="normal" fo:language="ru" fo:country="RU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45" style:family="text">
      <style:text-properties fo:font-variant="normal" fo:text-transform="none" fo:color="#000000" style:font-name="TimesNewRomanPSMT" fo:font-size="12pt" fo:letter-spacing="normal" fo:language="en" fo:country="US" fo:font-style="normal" fo:font-weight="bold" style:font-name-asian="TimesNewRomanPSMT" style:font-size-asian="12pt" style:language-asian="none" style:country-asian="none" style:font-style-asian="normal" style:font-weight-asian="bold" style:font-name-complex="TimesNewRomanPSMT" style:font-size-complex="12pt" style:language-complex="ar" style:country-complex="SA" style:font-style-complex="normal" style:font-weight-complex="bold"/>
    </style:style>
    <style:style style:name="T46" style:family="text">
      <style:text-properties style:font-name="Arial" style:font-name-asian="Andale Sans UI" style:language-asian="none" style:country-asian="none" style:font-name-complex="Tahoma" style:language-complex="none" style:country-complex="none"/>
    </style:style>
    <style:style style:name="T47" style:family="text">
      <style:text-properties fo:font-variant="normal" fo:text-transform="none" fo:color="#000000" style:font-name="TimesNewRomanPSMT" fo:font-size="12pt" fo:letter-spacing="normal" fo:language="ru" fo:country="RU" fo:font-style="normal" fo:font-weight="bold" style:font-name-asian="TimesNewRomanPSMT" style:font-size-asian="12pt" style:language-asian="none" style:country-asian="none" style:font-style-asian="normal" style:font-weight-asian="bold" style:font-name-complex="TimesNewRomanPSMT" style:font-size-complex="12pt" style:language-complex="ar" style:country-complex="SA" style:font-style-complex="normal" style:font-weight-complex="bold"/>
    </style:style>
    <style:style style:name="T48" style:family="text">
      <style:text-properties fo:font-variant="normal" fo:text-transform="none" fo:color="#000000" fo:font-size="12pt" fo:letter-spacing="normal" fo:font-weight="normal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variant="normal" fo:text-transform="none" fo:letter-spacing="normal"/>
    </style:style>
    <style:style style:name="T51" style:family="text">
      <style:text-properties fo:font-variant="normal" fo:text-transform="none" fo:letter-spacing="normal" fo:language="ru" fo:country="RU"/>
    </style:style>
    <style:style style:name="T52" style:family="text">
      <style:text-properties fo:font-variant="normal" fo:text-transform="none" fo:letter-spacing="normal" fo:font-style="italic" style:font-style-asian="italic" style:font-style-complex="italic"/>
    </style:style>
    <style:style style:name="T53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letter-spacing="normal" fo:font-weight="bold" style:font-weight-asian="bold" style:font-weight-complex="bold"/>
    </style:style>
    <style:style style:name="T55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5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57" style:family="text">
      <style:text-properties fo:font-variant="normal" fo:text-transform="none" fo:color="#000000" style:font-name="Times New Roman" fo:font-size="12pt" fo:letter-spacing="normal" fo:language="en" fo:country="US" fo:font-style="italic" fo:font-weight="normal" style:font-name-asian="TimesNewRomanPSMT" style:font-size-asian="12pt" style:language-asian="none" style:country-asian="none" style:font-style-asian="italic" style:font-weight-asian="normal" style:font-name-complex="TimesNewRomanPSMT" style:font-size-complex="12pt" style:language-complex="ar" style:country-complex="SA" style:font-style-complex="italic" style:font-weight-complex="normal"/>
    </style:style>
    <style:style style:name="T58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TimesNewRomanPSMT" style:font-size-asian="12pt" style:language-asian="none" style:country-asian="none" style:font-style-asian="normal" style:font-weight-asian="bold" style:font-name-complex="TimesNewRomanPSMT" style:font-size-complex="12pt" style:language-complex="ar" style:country-complex="SA" style:font-style-complex="normal" style:font-weight-complex="bold"/>
    </style:style>
    <style:style style:name="T59" style:family="text">
      <style:text-properties fo:font-variant="normal" fo:text-transform="none" fo:color="#000000" style:font-name="Times New Roman" fo:font-size="12pt" fo:letter-spacing="normal" fo:language="en" fo:country="US" fo:font-style="italic" style:text-underline-style="none" fo:font-weight="bold" style:font-name-asian="TimesNewRomanPSMT" style:font-size-asian="12pt" style:language-asian="none" style:country-asian="none" style:font-style-asian="italic" style:font-weight-asian="bold" style:font-name-complex="TimesNewRomanPSMT" style:font-size-complex="12pt" style:language-complex="ar" style:country-complex="SA" style:font-style-complex="italic" style:font-weight-complex="bold"/>
    </style:style>
    <style:style style:name="T60" style:family="text">
      <style:text-properties fo:font-variant="normal" fo:text-transform="none" fo:color="#000000" style:font-name="Times New Roman" fo:font-size="12pt" fo:letter-spacing="normal" fo:language="en" fo:country="US" fo:font-style="italic" fo:font-weight="bold" style:font-name-asian="TimesNewRomanPSMT" style:font-size-asian="12pt" style:language-asian="none" style:country-asian="none" style:font-style-asian="italic" style:font-weight-asian="bold" style:font-name-complex="TimesNewRomanPSMT" style:font-size-complex="12pt" style:language-complex="ar" style:country-complex="SA" style:font-style-complex="italic" style:font-weight-complex="bold"/>
    </style:style>
    <style:style style:name="T61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style:font-name-asian="Courier New" style:font-size-asian="12pt" style:language-asian="none" style:country-asian="none" style:font-style-asian="normal" style:font-weight-asian="bold" style:font-name-complex="Courier New" style:font-size-complex="12pt" style:language-complex="ar" style:country-complex="SA" style:font-style-complex="normal" style:font-weight-complex="bold"/>
    </style:style>
    <style:style style:name="T62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Courier New" style:font-size-asian="12pt" style:language-asian="none" style:country-asian="none" style:font-style-asian="normal" style:font-weight-asian="bold" style:font-name-complex="Courier New" style:font-size-complex="12pt" style:language-complex="ar" style:country-complex="SA" style:font-style-complex="normal" style:font-weight-complex="bold"/>
    </style:style>
    <style:style style:name="T6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Courier New" style:font-size-asian="12pt" style:language-asian="none" style:country-asian="none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64" style:family="text">
      <style:text-properties fo:font-variant="normal" fo:text-transform="none" fo:color="#000000" style:font-name="Times New Roman" fo:font-size="12pt" fo:letter-spacing="normal" fo:language="en" fo:country="US" fo:font-style="italic" fo:font-weight="normal" style:font-name-asian="Courier New" style:font-size-asian="12pt" style:language-asian="none" style:country-asian="none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65" style:family="text">
      <style:text-properties fo:font-variant="normal" fo:text-transform="none" fo:color="#000000" style:font-name="Times New Roman" fo:font-size="12pt" fo:letter-spacing="normal" fo:language="en" fo:country="US" fo:font-style="italic" fo:font-weight="bold" style:font-name-asian="Courier New" style:font-size-asian="12pt" style:language-asian="none" style:country-asian="none" style:font-style-asian="italic" style:font-weight-asian="bold" style:font-name-complex="Courier New" style:font-size-complex="12pt" style:language-complex="ar" style:country-complex="SA" style:font-style-complex="italic" style:font-weight-complex="bold"/>
    </style:style>
    <style:style style:name="T66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name-asian="Courier New" style:font-size-asian="12pt" style:language-asian="none" style:country-asian="none" style:font-style-asian="normal" style:font-weight-asian="bold" style:font-name-complex="Courier New" style:font-size-complex="12pt" style:language-complex="ar" style:country-complex="SA" style:font-style-complex="normal" style:font-weight-complex="bold"/>
    </style:style>
    <style:style style:name="T6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Courier New" style:font-size-asian="12pt" style:language-asian="none" style:country-asian="none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68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language-asian="none" style:country-asian="none" style:font-style-asian="normal" style:font-weight-asian="normal" style:font-size-complex="12pt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fo:color="#000000" fo:font-size="12pt" fo:letter-spacing="normal" fo:language="ru" fo:country="RU" fo:font-style="normal" fo:font-weight="normal" style:font-size-asian="12pt" style:language-asian="none" style:country-asian="none" style:font-style-asian="normal" style:font-weight-asian="normal" style:font-size-complex="12pt" style:language-complex="ar" style:country-complex="SA" style:font-style-complex="normal" style:font-weight-complex="normal"/>
    </style:style>
    <style:style style:name="T70" style:family="text">
      <style:text-properties fo:font-variant="normal" fo:text-transform="none" fo:color="#000000" fo:font-size="12pt" fo:letter-spacing="normal" fo:language="en" fo:country="US" fo:font-style="italic" fo:font-weight="normal" style:font-size-asian="12pt" style:language-asian="none" style:country-asian="none" style:font-style-asian="italic" style:font-weight-asian="normal" style:font-size-complex="12pt" style:language-complex="ar" style:country-complex="SA" style:font-style-complex="italic" style:font-weight-complex="normal"/>
    </style:style>
    <style:style style:name="T71" style:family="text">
      <style:text-properties fo:font-variant="normal" fo:text-transform="none" fo:color="#000000" fo:font-size="12pt" fo:letter-spacing="normal" fo:language="en" fo:country="US" fo:font-style="normal" fo:font-weight="bold" style:font-size-asian="12pt" style:language-asian="none" style:country-asian="none" style:font-style-asian="normal" style:font-weight-asian="bold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fo:color="#000000" fo:font-size="12pt" fo:letter-spacing="normal" fo:language="ru" fo:country="RU" fo:font-style="italic" fo:font-weight="normal" style:font-size-asian="12pt" style:language-asian="none" style:country-asian="none" style:font-style-asian="normal" style:font-weight-asian="normal" style:font-size-complex="12pt" style:language-complex="ar" style:country-complex="SA" style:font-style-complex="italic" style:font-weight-complex="normal"/>
    </style:style>
    <style:style style:name="T73" style:family="text">
      <style:text-properties fo:font-variant="normal" fo:text-transform="none" fo:color="#000000" fo:font-size="12pt" fo:letter-spacing="normal" fo:language="ru" fo:country="RU" fo:font-style="normal" fo:font-weight="bold" style:font-size-asian="12pt" style:language-asian="none" style:country-asian="none" style:font-style-asian="normal" style:font-weight-asian="bold" style:font-size-complex="12pt" style:language-complex="ar" style:country-complex="SA" style:font-style-complex="normal" style:font-weight-complex="bold"/>
    </style:style>
    <style:style style:name="T74" style:family="text">
      <style:text-properties fo:font-variant="normal" fo:text-transform="none" fo:color="#000000" fo:font-size="12pt" fo:letter-spacing="normal" fo:language="ru" fo:country="RU" fo:font-style="italic" fo:font-weight="bold" style:font-size-asian="12pt" style:language-asian="none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T75" style:family="text">
      <style:text-properties fo:font-variant="normal" fo:text-transform="none" fo:color="#000000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variant="normal" fo:text-transform="none" fo:color="#000000" fo:letter-spacing="normal" fo:language="ru" fo:country="RU"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style:use-window-font-color="true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variant="normal" fo:text-transform="none" style:use-window-font-color="true" fo:letter-spacing="normal" fo:language="ru" fo:country="RU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style:use-window-font-color="true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letter-spacing="normal" fo:language="ru" fo:country="RU" fo:font-style="italic" style:font-style-asian="italic" style:font-style-complex="italic"/>
    </style:style>
    <style:style style:name="T81" style:family="text">
      <style:text-properties fo:font-variant="normal" fo:text-transform="none" fo:letter-spacing="normal" fo:font-style="italic" style:font-name-asian="Courier New" style:font-style-asian="italic" style:font-name-complex="Courier New" style:font-style-complex="italic"/>
    </style:style>
    <style:style style:name="T82" style:family="text">
      <style:text-properties fo:font-variant="normal" fo:text-transform="none" fo:letter-spacing="normal" fo:language="ru" fo:country="RU" fo:font-style="normal" style:font-name-asian="Courier New" style:font-style-asian="normal" style:font-name-complex="Courier New" style:font-style-complex="normal"/>
    </style:style>
    <style:style style:name="T83" style:family="text">
      <style:text-properties fo:font-variant="normal" fo:text-transform="none" fo:letter-spacing="normal" fo:font-style="normal" style:font-name-asian="Courier New" style:font-style-asian="normal" style:font-name-complex="Courier New" style:font-style-complex="normal"/>
    </style:style>
    <style:style style:name="T84" style:family="text">
      <style:text-properties fo:font-variant="normal" fo:text-transform="none" fo:letter-spacing="normal" fo:language="ru" fo:country="RU" fo:font-style="italic" style:font-name-asian="Courier New" style:font-style-asian="italic" style:font-name-complex="Courier New" style:font-style-complex="italic"/>
    </style:style>
    <style:style style:name="T85" style:family="text">
      <style:text-properties fo:font-variant="normal" fo:text-transform="none" fo:letter-spacing="normal" fo:font-weight="bold" style:font-name-asian="Courier New" style:font-weight-asian="bold" style:font-name-complex="Courier New" style:font-weight-complex="bold"/>
    </style:style>
    <style:style style:name="T86" style:family="text">
      <style:text-properties fo:font-variant="normal" fo:text-transform="none" fo:letter-spacing="normal" style:font-name-asian="Courier New" style:font-name-complex="Courier New"/>
    </style:style>
    <style:style style:name="T87" style:family="text">
      <style:text-properties fo:font-variant="normal" fo:text-transform="none" fo:letter-spacing="normal" fo:language="ru" fo:country="RU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88" style:family="text">
      <style:text-properties fo:font-variant="normal" fo:text-transform="none" fo:letter-spacing="normal" fo:language="ru" fo:country="RU" style:font-name-asian="Courier New" style:font-name-complex="Courier New"/>
    </style:style>
    <style:style style:name="T89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0000" fo:letter-spacing="normal"/>
    </style:style>
    <style:style style:name="T91" style:family="text">
      <style:text-properties fo:font-variant="normal" fo:text-transform="none" fo:color="#000000" fo:letter-spacing="normal" fo:font-style="italic" style:font-name-asian="Courier New" style:font-style-asian="italic" style:font-name-complex="Courier New" style:font-style-complex="italic"/>
    </style:style>
    <style:style style:name="T92" style:family="text">
      <style:text-properties fo:font-variant="normal" fo:text-transform="none" fo:color="#000000" fo:letter-spacing="normal" style:font-name-asian="Courier New" style:font-name-complex="Courier New"/>
    </style:style>
    <style:style style:name="T93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4" style:family="text">
      <style:text-properties fo:font-variant="normal" fo:text-transform="none" fo:color="#000000" fo:letter-spacing="normal" fo:language="ru" fo:country="RU"/>
    </style:style>
    <style:style style:name="T95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96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font-style="italic" style:font-name-asian="Courier New" style:font-style-asian="italic" style:font-name-complex="Courier New" style:font-style-complex="italic"/>
    </style:style>
    <style:style style:name="T98" style:family="text">
      <style:text-properties style:font-name-asian="Courier New" style:font-name-complex="Courier New"/>
    </style:style>
    <style:style style:name="T99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0" style:family="text">
      <style:text-properties style:use-window-font-color="true" style:text-outline="false" style:text-line-through-style="none" style:font-name="Arial1" fo:font-size="18pt" fo:language="en" fo:country="US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1" style:family="text">
      <style:text-properties style:use-window-font-color="true" style:text-outline="false" style:text-line-through-style="none" style:font-name="Arial1" fo:font-size="18pt" fo:language="ru" fo:country="RU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2" style:family="text">
      <style:text-properties fo:font-variant="normal" fo:text-transform="none" fo:color="#000000" fo:font-size="12pt" fo:letter-spacing="normal" fo:language="en" fo:country="US" fo:font-weight="normal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000000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fo:font-variant="normal" fo:text-transform="none" fo:color="#000000" fo:font-size="12pt" fo:letter-spacing="normal" fo:language="en" fo:country="US" fo:font-weight="bold" style:font-size-asian="12pt" style:font-weight-asian="bold" style:font-size-complex="12pt" style:font-weight-complex="bold"/>
    </style:style>
    <style:style style:name="T105" style:family="text"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06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07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letter-kerning="true" style:font-name-asian="Lucida Sans Unicode" style:font-size-asian="18pt" style:language-asian="none" style:country-asian="none" style:font-style-asian="normal" style:font-weight-asian="normal" style:font-name-complex="Times New Roman" style:font-size-complex="12pt" style:font-style-complex="normal" style:font-weight-complex="normal" style:text-emphasize="none" style:font-relief="none"/>
    </style:style>
    <style:style style:name="T108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letter-kerning="true" style:font-name-asian="TimesNewRomanPSMT" style:font-size-asian="12pt" style:language-asian="none" style:country-asian="none" style:font-style-asian="normal" style:font-weight-asian="normal" style:font-name-complex="TimesNewRomanPSMT" style:font-size-complex="12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3">
      <text:list-level-style-number text:level="1" text:style-name="Numbering_20_Symbols" style:num-prefix=" " style:num-suffix="." style:num-format="1"/>
      <text:list-level-style-number text:level="2" text:style-name="Numbering_20_Symbols" style:num-prefix=" " style:num-suffix=")" style:num-format="a"/>
      <text:list-level-style-bullet text:level="3" text:style-name="Bullet_20_Symbols" style:num-prefix=" " style:num-suffix=" " text:bullet-char="•">
        <style:text-properties style:font-name="StarSymbol"/>
      </text:list-level-style-bullet>
      <text:list-level-style-bullet text:level="4" text:style-name="Bullet_20_Symbols" style:num-prefix=" " style:num-suffix=" " text:bullet-char="•">
        <style:text-properties style:font-name="StarSymbol"/>
      </text:list-level-style-bullet>
      <text:list-level-style-bullet text:level="5" text:style-name="Bullet_20_Symbols" style:num-prefix=" " style:num-suffix=" " text:bullet-char="•">
        <style:text-properties style:font-name="StarSymbol"/>
      </text:list-level-style-bullet>
      <text:list-level-style-bullet text:level="6" text:style-name="Bullet_20_Symbols" style:num-prefix=" " style:num-suffix=" " text:bullet-char="•">
        <style:text-properties style:font-name="StarSymbol"/>
      </text:list-level-style-bullet>
      <text:list-level-style-bullet text:level="7" text:style-name="Bullet_20_Symbols" style:num-prefix=" " style:num-suffix=" " text:bullet-char="•">
        <style:text-properties style:font-name="StarSymbol"/>
      </text:list-level-style-bullet>
      <text:list-level-style-bullet text:level="8" text:style-name="Bullet_20_Symbols" style:num-prefix=" " style:num-suffix=" " text:bullet-char="•">
        <style:text-properties style:font-name="StarSymbol"/>
      </text:list-level-style-bullet>
      <text:list-level-style-bullet text:level="9" text:style-name="Bullet_20_Symbols" style:num-prefix=" " style:num-suffix=" " text:bullet-char="•">
        <style:text-properties style:font-name="StarSymbol"/>
      </text:list-level-style-bullet>
      <text:list-level-style-bullet text:level="10" text:style-name="Bullet_20_Symbols" style:num-prefix=" " style:num-suffix=" " text:bullet-char="•"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ae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08cm" fo:min-width="0.39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801cm" fo:min-width="0.20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7" style:family="graphic">
      <style:graphic-properties draw:stroke="solid" svg:stroke-width="0.101cm" svg:stroke-color="#000000" draw:marker-start="" draw:marker-start-width="0.45cm" draw:marker-start-center="false" draw:marker-end="" draw:marker-end-width="0.45cm" draw:marker-end-center="false" draw:fill="none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99cm" fo:min-width="3.90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08cm" fo:min-width="0.3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01cm" fo:min-width="0.3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01cm" fo:min-width="0.37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01cm" fo:min-width="1.08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5" style:family="graphic">
      <style:graphic-properties draw:stroke="solid" svg:stroke-width="0.101cm" svg:stroke-color="#800000" draw:marker-start="" draw:marker-start-width="0.45cm" draw:marker-start-center="false" draw:marker-end="Arrow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01cm" fo:min-width="3.24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3cm" fo:min-width="0.25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5cm" fo:min-width="0.25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49cm" svg:stroke-color="#000000" draw:marker-start="" draw:marker-start-width="0.379cm" draw:marker-start-center="false" draw:marker-end="Arrow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Influence map</text:p>
      <text:list text:style-name="L1">
        <text:list-item>
          <text:h text:style-name="Heading_20_1" text:outline-level="1"><text:span text:style-name="T1"><text:s/>Introduction </text:span></text:h>
        </text:list-item>
      </text:list>
      <text:p text:style-name="P1">The <text:span text:style-name="T2">Static Analysis</text:span> is used in order to decide whether a model is wrong due to incorrect <text:s/>biological hypothesis or due to faulty action mechanisms. The <text:span text:style-name="T2">Static Analysis</text:span> relies on the species computation that can be produced during any execution. With such a tool it becomes</text:p>
      <text:p text:style-name="P1">possible to specify some properties of a model before even trying to simulate it.</text:p>
      <text:p text:style-name="P1"/>
      <text:p text:style-name="P1">We try to understand causal dependences basing on the rules grammar. However, this dependence does not give us any quantitative characteristics.</text:p>
      <text:list text:style-name="L1" text:continue-numbering="true">
        <text:list-item>
          <text:h text:style-name="P2" text:outline-level="1"><text:span text:style-name="T3"><text:s/>Definitions </text:span></text:h>
        </text:list-item>
      </text:list>
      <text:p text:style-name="P3"><text:span text:style-name="T4">The</text:span><text:span text:style-name="T2"> Influence map</text:span> is an integration of the <text:span text:style-name="T5">Activation map</text:span> and the <text:span text:style-name="T5">Inhibition map</text:span><text:span text:style-name="T6">.</text:span> </text:p>
      <text:p text:style-name="P3"/>
      <text:p text:style-name="Standard"><text:span text:style-name="T7">The</text:span><text:span text:style-name="T8"> Activation/Inhibition map</text:span><text:span text:style-name="T9"> <text:s/>is a digraph</text:span><text:span text:style-name="T10"> </text:span><text:span text:style-name="T11">G: = (V,A)</text:span><text:span text:style-name="T12">,</text:span><text:span text:style-name="T13"> </text:span><text:span text:style-name="T14">where</text:span></text:p>
      <text:list text:style-name="L2">
        <text:list-item>
          <text:p text:style-name="P4"><text:span text:style-name="T15">V</text:span> is the set of rules (<text:span text:style-name="T2">vertices</text:span>).</text:p>
        </text:list-item>
        <text:list-item>
          <text:p text:style-name="P5"><text:span text:style-name="T16">A </text:span><text:span text:style-name="T17">is the</text:span><text:span text:style-name="T16"> </text:span><text:span text:style-name="T18">set of </text:span><text:span text:style-name="T19">ordered couples</text:span><text:span text:style-name="T20"> </text:span><text:span text:style-name="T18">of different vertexes</text:span><text:span text:style-name="T21"> (</text:span><text:span text:style-name="T22">edges</text:span><text:span text:style-name="T19">).</text:span></text:p>
        </text:list-item>
      </text:list>
      <text:p text:style-name="Text_20_body"><text:span text:style-name="T19">The</text:span><text:span text:style-name="T22"> E</text:span><text:span text:style-name="T23">dge</text:span><text:span text:style-name="T24"> is the</text:span><text:span text:style-name="T25"> </text:span><text:span text:style-name="T26">ordered couple of vertexes</text:span><text:span text:style-name="T25"> </text:span><text:span text:style-name="T27">(v, w)</text:span><text:span text:style-name="T25"> </text:span><text:span text:style-name="T26">where</text:span><text:span text:style-name="T25"> </text:span><text:span text:style-name="T27">v </text:span><text:span text:style-name="T26">is the beginning</text:span><text:span text:style-name="T25">, </text:span><text:span text:style-name="T26">and</text:span><text:span text:style-name="T25"> </text:span><text:span text:style-name="T27">w </text:span><text:span text:style-name="T26">is the end of an </text:span><text:span text:style-name="T28">edge</text:span><text:span text:style-name="T25">.</text:span></text:p>
      <text:p text:style-name="P6"><text:span text:style-name="T26">The </text:span><text:span text:style-name="T28">edge</text:span><text:span text:style-name="T26"> </text:span><text:span text:style-name="T29">(v, w) </text:span><text:span text:style-name="T26">on the </text:span><text:span text:style-name="T30">Activation Map</text:span><text:span text:style-name="T26"> shows that the </text:span><text:span text:style-name="T26">rule </text:span><text:span text:style-name="T27">v </text:span><text:span text:style-name="T26">applying</text:span><text:span text:style-name="T26"> process has the positive influence on the rule </text:span><text:span text:style-name="T31">w </text:span><text:span text:style-name="T26">activity. </text:span></text:p>
      <text:p text:style-name="P7"><text:span text:style-name="T19">The </text:span><text:span text:style-name="T32">edge</text:span><text:span text:style-name="T19"> </text:span><text:span text:style-name="T33">(v, w) </text:span><text:span text:style-name="T19">on the </text:span><text:span text:style-name="T34">Inhibition Map</text:span><text:span text:style-name="T35"> </text:span><text:span text:style-name="T19">shows that the </text:span><text:span text:style-name="T19">rule </text:span><text:span text:style-name="T36">v </text:span><text:span text:style-name="T19">applying </text:span><text:span text:style-name="T19"><text:s/></text:span><text:span text:style-name="T19">process has the negative influence on the rule </text:span><text:span text:style-name="T37">w </text:span><text:span text:style-name="T19">activity. </text:span></text:p>
      <text:p text:style-name="P7"><text:span text:style-name="T19">The</text:span><text:span text:style-name="T22"> Positive Influence </text:span><text:span text:style-name="T19">means that</text:span><text:span text:style-name="T22"> </text:span><text:span text:style-name="T19">after </text:span><text:span text:style-name="T19">the rule </text:span><text:span text:style-name="T37">v </text:span><text:span text:style-name="T19">application a substance in Solution that is necessary for the rule </text:span><text:span text:style-name="T37">w</text:span><text:span text:style-name="T19"> can appear. </text:span></text:p>
      <text:p text:style-name="P8"><text:span text:style-name="T38">The</text:span><text:span text:style-name="T39"> Negative Influence </text:span><text:span text:style-name="T40">means that</text:span><text:span text:style-name="T39"> </text:span><text:span text:style-name="T38">after </text:span><text:span text:style-name="T38">the rule </text:span><text:span text:style-name="T41">v </text:span><text:span text:style-name="T38">application a substance in Solution that is necessary for the rule </text:span><text:span text:style-name="T41">w</text:span><text:span text:style-name="T38"> can disappear. </text:span></text:p>
      <text:list text:style-name="L1" text:continue-numbering="true">
        <text:list-item>
          <text:h text:style-name="P2" text:outline-level="1"><text:span text:style-name="T3"><text:s/>Input Data</text:span></text:h>
        </text:list-item>
      </text:list>
      <text:p text:style-name="Standard"><text:span text:style-name="T42">The</text:span><text:span text:style-name="T43"> Kappa model</text:span><text:span text:style-name="T44"> is </text:span><text:span text:style-name="T42">the file with the system model with the set of <text:s/></text:span><text:span text:style-name="T45">Rules.</text:span><text:span text:style-name="T42"> This system model represents the Initial Solution. </text:span></text:p>
      <text:list text:style-name="L1" text:continue-numbering="true">
        <text:list-item>
          <text:h text:style-name="P9" text:outline-level="1"><text:span text:style-name="T46"><text:s/>Goal </text:span></text:h>
        </text:list-item>
      </text:list>
      <text:p text:style-name="Standard"><text:span text:style-name="T44">Our goal is to build the </text:span><text:span text:style-name="T47">I</text:span><text:span text:style-name="T45">nfluenceMap</text:span><text:span text:style-name="T44"> using the input data. </text:span></text:p>
      <text:list text:style-name="L1" text:continue-numbering="true">
        <text:list-item>
          <text:h text:style-name="P10" text:outline-level="1"><text:s/>Solution</text:h>
        </text:list-item>
      </text:list>
      <text:p text:style-name="Standard"><text:span text:style-name="T42">The idea of the solution is to generate the </text:span><text:span text:style-name="T45">Contact Map</text:span><text:span text:style-name="T42"> and consider all the rules, rules influence on the </text:span><text:span text:style-name="T45">ContactMap</text:span><text:span text:style-name="T42">, as well as the other rules based on it. This will automatically fill out the </text:span><text:span text:style-name="T45">InfulenceMap</text:span><text:span text:style-name="T42">.</text:span></text:p>
      <text:list text:style-name="L1" text:continue-numbering="true">
        <text:list-item>
          <text:h text:style-name="P11" text:outline-level="1"><text:s/>Algorithm </text:h>
        </text:list-item>
      </text:list>
      <text:p text:style-name="P12">Let us suppose that each site contains the information about agent's type that it belongs to.</text:p>
      <text:p text:style-name="P13"/>
      <text:p text:style-name="P14"><text:span text:style-name="T48">for (</text:span><text:span text:style-name="T49">rule</text:span><text:span text:style-name="T48"> : Rules)</text:span></text:p>
      <text:list text:style-name="L3">
        <text:list-item>
          <text:p text:style-name="P15"><text:span text:style-name="T50"><text:s/>Form the sites' lists </text:span><text:span text:style-name="T51">(</text:span><text:span text:style-name="T52">activatedSites</text:span><text:span text:style-name="T50">)</text:span><text:span text:style-name="T51">, </text:span><text:span text:style-name="T50">(</text:span><text:span text:style-name="T52">inhibitedSites</text:span><text:span text:style-name="T50">) that belong to these rules. While you add the site to any list, the site is marked according to the action that uses this site: </text:span><text:span text:style-name="T53">BOUND</text:span><text:span text:style-name="T50">, </text:span><text:span text:style-name="T54">BREAK</text:span><text:span text:style-name="T50">, etc:</text:span></text:p>
          <text:list>
            <text:list-item>
              <text:p text:style-name="P16"><text:span text:style-name="T55"><text:s/>If the</text:span><text:span text:style-name="T56"> </text:span><text:span text:style-name="T57">rule</text:span><text:span text:style-name="T55"> contains only the </text:span><text:span text:style-name="T58">BREAK</text:span><text:span text:style-name="T56"> action </text:span><text:span text:style-name="T55">for this </text:span><text:span text:style-name="T59">site</text:span><text:span text:style-name="T56">, </text:span><text:span text:style-name="T55">and this site </text:span><text:span text:style-name="T58">LinkState</text:span><text:span text:style-name="T60"> </text:span><text:span text:style-name="T55">is</text:span><text:span text:style-name="T60"> </text:span><text:span text:style-name="T61">SEMI_LINK</text:span><text:span text:style-name="T55"> or </text:span><text:span text:style-name="T62">BOUND_OR_FREE,</text:span><text:span text:style-name="T63"> then we can find all the sites (</text:span><text:span text:style-name="T64">findSites</text:span><text:span text:style-name="T63">) that are connected to the </text:span><text:span text:style-name="T65">site</text:span><text:span text:style-name="T63"> on the </text:span><text:span text:style-name="T66">ContactMap</text:span><text:span text:style-name="T65">. </text:span><text:span text:style-name="T63"><text:s/></text:span><text:span text:style-name="T64"><text:s/></text:span><text:span text:style-name="T63">Add</text:span><text:span text:style-name="T64"> </text:span><text:span text:style-name="T57">findSite</text:span><text:span text:style-name="T67"> </text:span><text:span text:style-name="T63">to</text:span><text:span text:style-name="T67"> </text:span><text:span text:style-name="T57">activatedSites</text:span><text:span text:style-name="T55">, make </text:span><text:span text:style-name="T58">LinkState</text:span><text:span text:style-name="T55"> </text:span><text:span text:style-name="T58">FREE</text:span><text:span text:style-name="T55">. Add </text:span><text:span text:style-name="T67"><text:s/></text:span><text:span text:style-name="T57">findSite</text:span><text:span text:style-name="T67"> </text:span><text:span text:style-name="T63">to the</text:span><text:span text:style-name="T67"> </text:span><text:span text:style-name="T57">inhibitedSites</text:span><text:span text:style-name="T55">;</text:span><text:span text:style-name="T58"> </text:span><text:span text:style-name="T55">no alterations are made to the</text:span><text:span text:style-name="T57"> </text:span><text:span text:style-name="T58">LinkState</text:span><text:span text:style-name="T55">. </text:span></text:p>
            </text:list-item>
            <text:list-item>
              <text:p text:style-name="P16"><text:span text:style-name="T55"><text:s/></text:span><text:span text:style-name="T68">If</text:span><text:span text:style-name="T69"> </text:span><text:span text:style-name="T70">rule</text:span><text:span text:style-name="T68"> contains the </text:span><text:span text:style-name="T71">DELETE</text:span><text:span text:style-name="T68"> action for the particular agent </text:span><text:span text:style-name="T69">(</text:span><text:span text:style-name="T70">agent</text:span><text:span text:style-name="T68"> of type</text:span><text:span text:style-name="T70"> A</text:span><text:span text:style-name="T68">)</text:span><text:span text:style-name="T69">,</text:span><text:span text:style-name="T68"> then we can find all the sites </text:span><text:span text:style-name="T69">(</text:span><text:span text:style-name="T72">findSites</text:span><text:span text:style-name="T69">) that</text:span><text:span text:style-name="T68"> can be connected with the agent of type </text:span><text:span text:style-name="T70">A</text:span><text:span text:style-name="T68"> (excluding the connections presented in </text:span><text:span text:style-name="T70">agent</text:span><text:span text:style-name="T68">) using </text:span><text:span text:style-name="T73">ContactMap</text:span><text:span text:style-name="T74">.</text:span><text:span text:style-name="T69"> <text:s/></text:span><text:span text:style-name="T63">Add</text:span><text:span text:style-name="T64"> </text:span><text:span text:style-name="T57">findSite</text:span><text:span text:style-name="T67"> </text:span><text:span text:style-name="T63">to</text:span><text:span text:style-name="T67"> </text:span><text:span text:style-name="T57">activatedSites</text:span><text:span text:style-name="T55">, make</text:span><text:span text:style-name="T57"> </text:span><text:span text:style-name="T58">LinkState</text:span><text:span text:style-name="T55"> </text:span><text:span text:style-name="T58">FREE</text:span><text:span text:style-name="T55">. Add </text:span><text:span text:style-name="T67"><text:s/></text:span><text:span text:style-name="T57">findSite</text:span><text:span text:style-name="T67"> </text:span><text:span text:style-name="T63">to the</text:span><text:span text:style-name="T67"> </text:span><text:span text:style-name="T57">inhibitedSites</text:span><text:span text:style-name="T55">;</text:span><text:span text:style-name="T57"> </text:span><text:span text:style-name="T55">no alterations are made to the</text:span><text:span text:style-name="T57"> </text:span><text:span text:style-name="T58">LinkState</text:span><text:span text:style-name="T55">. </text:span></text:p>
            </text:list-item>
            <text:list-item>
              <text:p text:style-name="P16"><text:span text:style-name="T56"><text:s/></text:span><text:span text:style-name="T55">If the site from the </text:span><text:span text:style-name="T57">rule </text:span><text:span text:style-name="T60">.leftHandSide</text:span><text:span text:style-name="T57"> </text:span><text:span text:style-name="T55">participates in any action</text:span><text:span text:style-name="T56">, </text:span><text:span text:style-name="T55">then we add it to the </text:span><text:span text:style-name="T57">inhibitedSites</text:span><text:span text:style-name="T56">.</text:span></text:p>
            </text:list-item>
            <text:list-item>
              <text:p text:style-name="P17"><text:span text:style-name="T19"><text:s/>We add</text:span><text:span text:style-name="T37"> </text:span><text:span text:style-name="T19">a</text:span><text:span text:style-name="T19">ll the sites with the </text:span><text:span text:style-name="T37">rule</text:span><text:span text:style-name="T19"> </text:span><text:span text:style-name="T75">.rightHandSide </text:span><text:span text:style-name="T19">that are changed by this rule </text:span><text:span text:style-name="T19">to the</text:span><text:span text:style-name="T76"> </text:span><text:span text:style-name="T37">activatedSites </text:span><text:span text:style-name="T76">. </text:span><text:span text:style-name="T19">If the same site participates in more than one action related to the </text:span><text:span text:style-name="T22">LinkState</text:span><text:span text:style-name="T75"> </text:span><text:span text:style-name="T19">(for example, </text:span><text:span text:style-name="T22">ADD</text:span><text:span text:style-name="T19">, </text:span><text:span text:style-name="T77">BOUND</text:span><text:span text:style-name="T78">), </text:span><text:span text:style-name="T79">then we add the site with the latest action only. </text:span></text:p>
            </text:list-item>
          </text:list>
        </text:list-item>
        <text:list-item>
          <text:p text:style-name="P18"><text:span text:style-name="T50"><text:s/>For (</text:span><text:span text:style-name="T52">ruleCheck</text:span><text:span text:style-name="T50"> : Rules)</text:span></text:p>
          <text:list>
            <text:list-item>
              <text:p text:style-name="P18"><text:span text:style-name="T50"><text:s/>Let the site</text:span><text:span text:style-name="T51"> </text:span><text:span text:style-name="T80">a</text:span><text:span text:style-name="T50"> belong to the</text:span><text:span text:style-name="T51"> </text:span><text:span text:style-name="T81">inhibitedSites</text:span><text:span text:style-name="T82"> that</text:span><text:span text:style-name="T83"> is marked with</text:span><text:span text:style-name="T81"> </text:span><text:span text:style-name="T84"><text:s/></text:span><text:span text:style-name="T85">BOUND</text:span><text:span text:style-name="T86">, </text:span><text:span text:style-name="T85">BREAK</text:span><text:span text:style-name="T86">, </text:span><text:span text:style-name="T85">ADD</text:span><text:span text:style-name="T86">, or </text:span><text:span text:style-name="T85">DELETE</text:span><text:span text:style-name="T86"> action, and the site </text:span><text:span text:style-name="T84">b</text:span><text:span text:style-name="T87"> </text:span><text:span text:style-name="T50">belong to the</text:span><text:span text:style-name="T51"> </text:span><text:span text:style-name="T81">ruleCheck.leftHandSide.</text:span><text:span text:style-name="T86"> Here </text:span><text:span text:style-name="T81">a </text:span><text:span text:style-name="T86">and </text:span><text:span text:style-name="T81">b</text:span><text:span text:style-name="T88"> </text:span><text:span text:style-name="T86">belong to the agents of the </text:span><text:span text:style-name="T86">same type</text:span><text:span text:style-name="T86">, then the </text:span><text:span text:style-name="T86">site </text:span><text:span text:style-name="T84">a</text:span><text:span text:style-name="T86"> type equals</text:span><text:span text:style-name="T81"> </text:span><text:span text:style-name="T83">the </text:span><text:span text:style-name="T83">site </text:span><text:span text:style-name="T84">b </text:span><text:span text:style-name="T88">type</text:span><text:span text:style-name="T86">. Their </text:span><text:span text:style-name="T85">LinkStates</text:span><text:span text:style-name="T86"> are the same, so we add the edge </text:span><text:span text:style-name="T51">(</text:span><text:span text:style-name="T52">rule</text:span><text:span text:style-name="T50">, </text:span><text:span text:style-name="T52">ruleCheck</text:span><text:span text:style-name="T50">) to the </text:span><text:span text:style-name="T54">Inhibition Map</text:span><text:span text:style-name="T89">.</text:span><text:span text:style-name="T50"> </text:span><text:span text:style-name="T81"><text:s/></text:span></text:p>
            </text:list-item>
            <text:list-item>
              <text:p text:style-name="P19"><text:span text:style-name="T90"><text:s/>Find the intersection of </text:span><text:span text:style-name="T91">inhibitedSites </text:span><text:span text:style-name="T92">and </text:span><text:span text:style-name="T91">ruleCheck.leftHandSide</text:span><text:span text:style-name="T90"> (according to the </text:span><text:span text:style-name="T93">InternalState</text:span><text:span text:style-name="T90">) that is marked with the <text:s/></text:span><text:span text:style-name="T93">MODIFY</text:span><text:span text:style-name="T90"> action, by analogy. A</text:span>dd the <text:span text:style-name="T92">edge </text:span><text:span text:style-name="T94">(</text:span><text:span text:style-name="T95">rule</text:span><text:span text:style-name="T90">, </text:span><text:span text:style-name="T95">ruleCheck</text:span><text:span text:style-name="T90">) </text:span><text:span text:style-name="T92">to the</text:span><text:span text:style-name="T94"> </text:span><text:span text:style-name="T93">Inhibition Map</text:span><text:span text:style-name="T96">.</text:span><text:span text:style-name="T90"> </text:span></text:p>
            </text:list-item>
            <text:list-item>
              <text:p text:style-name="P20"><text:s/>Find the intersection of <text:span text:style-name="T97">activatedSites</text:span><text:span text:style-name="T98"> and </text:span><text:span text:style-name="T97">ruleCheck</text:span><text:span text:style-name="T98">.leftHandSide </text:span>(according to the <text:span text:style-name="T2">LinkState</text:span> and <text:span text:style-name="T2">InternalState</text:span>), by analogy. A<text:span text:style-name="T98">dd the edge </text:span><text:span text:style-name="T10">(</text:span><text:span text:style-name="T15">rule</text:span>, <text:span text:style-name="T15">ruleCheck</text:span>) <text:span text:style-name="T98">to the</text:span><text:span text:style-name="T10"> </text:span><text:span text:style-name="T2">Activation Map</text:span><text:span text:style-name="T6">.</text:span> </text:p>
              <text:p text:style-name="P21"><draw:g text:anchor-type="paragraph" draw:z-index="0" draw:style-name="gr1"><draw:ellipse draw:style-name="gr2" draw:text-style-name="P22" svg:width="2.5cm" svg:height="2.502cm" svg:x="4.367cm" svg:y="1.559cm">
          <text:p/>
         </draw:ellipse><draw:circle draw:style-name="gr3" draw:text-style-name="P22" svg:width="1.001cm" svg:height="1.001cm" svg:x="5.867cm" svg:y="1.06cm">
          <text:p/>
         </draw:circle><draw:frame draw:style-name="gr4" draw:text-style-name="P24" svg:width="0.902cm" svg:height="1.001cm" svg:x="5.368cm" svg:y="2.559cm">
          <draw:text-box>
           <text:p text:style-name="P23"><text:span text:style-name="T99">A</text:span></text:p>
          </draw:text-box>
         </draw:frame><draw:frame draw:style-name="gr5" draw:text-style-name="P24" svg:width="0.816cm" svg:height="0.994cm" svg:x="6.052cm" svg:y="1.06cm">
          <draw:text-box>
           <text:p text:style-name="P23"><text:span text:style-name="T99">x</text:span></text:p>
          </draw:text-box>
         </draw:frame><draw:rect draw:style-name="gr6" draw:text-style-name="P22" svg:width="10.501cm" svg:height="3.5cm" svg:x="1.367cm" svg:y="1.06cm">
          <text:p/>
         </draw:rect><draw:path draw:style-name="gr7" draw:text-style-name="P22" svg:width="2.857cm" svg:height="2.109cm" draw:transform="rotate (-2.41344128965849) translate (9.89365277777778cm 2.651125cm)" svg:viewBox="0 0 2858 2110" svg:d="m0 2090c266 34 621 46 792-220 136-208 450-339 422-621-34-307 165-503 344-685 197-199 486-361 788-289l277-86 201-152 32-37">
          <text:p/>
         </draw:path><draw:path draw:style-name="gr7" draw:text-style-name="P22" svg:width="2.858cm" svg:height="2.102cm" draw:transform="skewX (0.00174532925199404) rotate (-2.4115214274813) translate (5.49527777777778cm 2.61584722222222cm)" svg:viewBox="0 0 2859 2103" svg:d="m0 2081c268 39 621 48 794-215 136-210 450-340 420-619-32-310 165-504 345-684 200-203 487-360 789-290l275-86 205-150 30-37">
          <text:p/>
         </draw:path><draw:frame draw:style-name="gr8" draw:text-style-name="P24" svg:width="4.421cm" svg:height="0.994cm" svg:x="12.261cm" svg:y="2.559cm">
          <draw:text-box>
           <text:p text:style-name="P23"><text:span text:style-name="T99">activatedSites</text:span></text:p>
          </draw:text-box>
         </draw:frame><draw:circle draw:style-name="gr2" draw:text-style-name="P22" svg:width="2.5cm" svg:height="2.5cm" svg:x="2.367cm" svg:y="6.56cm">
          <text:p/>
         </draw:circle><draw:circle draw:style-name="gr3" draw:text-style-name="P22" svg:width="1.001cm" svg:height="1.001cm" svg:x="3.866cm" svg:y="6.061cm">
          <text:p/>
         </draw:circle><draw:frame draw:style-name="gr9" draw:text-style-name="P24" svg:width="0.902cm" svg:height="1.001cm" svg:x="3.367cm" svg:y="7.56cm">
          <draw:text-box>
           <text:p text:style-name="P23"><text:span text:style-name="T99">A</text:span></text:p>
          </draw:text-box>
         </draw:frame><draw:frame draw:style-name="gr5" draw:text-style-name="P24" svg:width="0.816cm" svg:height="0.994cm" svg:x="4.052cm" svg:y="6.061cm">
          <draw:text-box>
           <text:p text:style-name="P23"><text:span text:style-name="T99">x</text:span></text:p>
          </draw:text-box>
         </draw:frame><draw:line draw:style-name="gr2" draw:text-style-name="P22" svg:x1="4.868cm" svg:y1="6.56cm" svg:x2="5.367cm" svg:y2="6.56cm">
          <text:p/>
         </draw:line><draw:frame draw:style-name="gr10" draw:text-style-name="P24" svg:width="0.876cm" svg:height="0.994cm" svg:x="5.368cm" svg:y="6.061cm">
          <draw:text-box>
           <text:p text:style-name="P23"><text:span text:style-name="T99">p</text:span></text:p>
          </draw:text-box>
         </draw:frame><draw:line draw:style-name="gr11" draw:text-style-name="P22" svg:x1="5.868cm" svg:y1="8.059cm" svg:x2="7.868cm" svg:y2="8.059cm">
          <text:p/>
         </draw:line><draw:circle draw:style-name="gr2" draw:text-style-name="P22" svg:width="2.5cm" svg:height="2.5cm" svg:x="8.514cm" svg:y="6.56cm">
          <text:p/>
         </draw:circle><draw:circle draw:style-name="gr3" draw:text-style-name="P22" svg:width="1.001cm" svg:height="1.001cm" svg:x="10.014cm" svg:y="6.061cm">
          <text:p/>
         </draw:circle><draw:frame draw:style-name="gr4" draw:text-style-name="P24" svg:width="0.902cm" svg:height="1.001cm" svg:x="9.514cm" svg:y="7.56cm">
          <draw:text-box>
           <text:p text:style-name="P23"><text:span text:style-name="T99">A</text:span></text:p>
          </draw:text-box>
         </draw:frame><draw:frame draw:style-name="gr5" draw:text-style-name="P24" svg:width="0.816cm" svg:height="0.994cm" svg:x="10.199cm" svg:y="6.061cm">
          <draw:text-box>
           <text:p text:style-name="P23"><text:span text:style-name="T99">x</text:span></text:p>
          </draw:text-box>
         </draw:frame><draw:line draw:style-name="gr2" draw:text-style-name="P22" svg:x1="11.015cm" svg:y1="6.56cm" svg:x2="11.514cm" svg:y2="6.56cm">
          <text:p/>
         </draw:line><draw:frame draw:style-name="gr12" draw:text-style-name="P24" svg:width="0.876cm" svg:height="0.994cm" svg:x="11.515cm" svg:y="6.061cm">
          <draw:text-box>
           <text:p text:style-name="P23"><text:span text:style-name="T99">u</text:span></text:p>
          </draw:text-box>
         </draw:frame><draw:frame draw:style-name="gr13" draw:text-style-name="P24" svg:width="1.59cm" svg:height="0.994cm" svg:x="12.868cm" svg:y="7.495cm">
          <draw:text-box>
           <text:p text:style-name="P23"><text:span text:style-name="T100">rule</text:span></text:p>
          </draw:text-box>
         </draw:frame><draw:ellipse draw:style-name="gr14" draw:text-style-name="P22" svg:width="3.001cm" svg:height="5.001cm" svg:x="4.367cm" svg:y="0.06cm">
          <text:p/>
         </draw:ellipse><draw:ellipse draw:style-name="gr14" draw:text-style-name="P22" svg:width="3.001cm" svg:height="5cm" svg:x="2.367cm" svg:y="5.061cm">
          <text:p/>
         </draw:ellipse><draw:line draw:style-name="gr15" draw:text-style-name="P22" svg:x1="7.369cm" svg:y1="10.561cm" svg:x2="6.369cm" svg:y2="4.061cm">
          <text:p/>
         </draw:line><draw:line draw:style-name="gr15" draw:text-style-name="P22" svg:x1="7.367cm" svg:y1="10.558cm" svg:x2="4.367cm" svg:y2="8.059cm">
          <text:p/>
         </draw:line><draw:frame draw:style-name="gr16" draw:text-style-name="P24" svg:width="3.76cm" svg:height="0.994cm" svg:x="5.368cm" svg:y="11.06cm">
          <draw:text-box>
           <text:p text:style-name="P23"><text:span text:style-name="T101">intersection</text:span></text:p>
          </draw:text-box>
         </draw:frame>
        </draw:g>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/>
      <text:list text:style-name="L1" text:continue-numbering="true">
        <text:list-item>
          <text:h text:style-name="P11" text:outline-level="1"><text:s/>Examples</text:h>
        </text:list-item>
      </text:list>
      <text:p text:style-name="P26">'BND' A(x),B(y) -&gt; A(x!1),B(y!1) @ 1.0</text:p>
      <text:p text:style-name="P26">'BRK' A(x~p!1),B(y!1) -&gt; A(x~p),B(y) @ 1.0</text:p>
      <text:p text:style-name="P26">'MOD' A(x~p!_) -&gt; A(x~u!_) @ 1.0</text:p>
      <text:p text:style-name="P27"/>
      <text:p text:style-name="P27"><draw:frame draw:style-name="fr1" draw:name="Графический объект1" text:anchor-type="paragraph" svg:x="0.058cm" svg:y="0cm" svg:width="7.872cm" svg:height="7.666cm" draw:z-index="1"><draw:image xlink:href="Pictures/2000000700002FC100003394CF9CD1DB.svm" xlink:type="simple" xlink:show="embed" xlink:actuate="onLoad"/>
    </draw:frame><draw:frame draw:style-name="fr1" draw:name="Графический объект2" text:anchor-type="paragraph" svg:x="8.154cm" svg:y="0.102cm" svg:width="8.057cm" svg:height="7.137cm" draw:z-index="2"><draw:image xlink:href="Pictures/2000000700002F080000330F06A77960.svm" xlink:type="simple" xlink:show="embed" xlink:actuate="onLoad"/>
    </draw:frame><text:tab/><text:tab/><text:tab/>(*)<text:tab/><text:tab/><text:tab/><text:tab/><text:tab/><text:tab/>(**)</text:p>
      <text:p text:style-name="P27"><draw:frame draw:style-name="fr1" draw:name="Графический объект3" text:anchor-type="paragraph" svg:x="0.118cm" svg:y="0cm" svg:width="7.507cm" svg:height="6.703cm" draw:z-index="3"><draw:image xlink:href="Pictures/2000000700003133000035A561F8978F.svm" xlink:type="simple" xlink:show="embed" xlink:actuate="onLoad"/>
    </draw:frame><text:span text:style-name="T48"><text:tab/><text:tab/><text:tab/></text:span><text:span text:style-name="T50">(***)</text:span></text:p>
      <text:p text:style-name="P12">The green arrows show the <text:span text:style-name="T2">Activation Map</text:span>, the red ones show the <text:span text:style-name="T2">Inhibition Map</text:span>. </text:p>
      <text:p text:style-name="P12"/>
      <text:p text:style-name="P13"><text:span text:style-name="T9">Let us analyze </text:span>(*):</text:p>
      <text:p text:style-name="P27"><text:span text:style-name="T102">The </text:span><text:span text:style-name="T49">BRK</text:span><text:span text:style-name="T48"> <text:s/></text:span><text:span text:style-name="T102">rule breaks the connection that leads to the </text:span><text:span text:style-name="T49">A(x~p),B(y)</text:span><text:span text:style-name="T102"> agents formation. The new agents <text:s/>help to build new injections to the solution with the </text:span><text:span text:style-name="T103">BND</text:span><text:span text:style-name="T102"> rule. It allows to apply this rule in the future as well. In other words, the </text:span><text:span text:style-name="T103">BRK</text:span><text:span text:style-name="T102"> rule has the positive influence on the </text:span><text:span text:style-name="T103">BND</text:span><text:span text:style-name="T102"> rule. </text:span><text:span text:style-name="T48"><text:s/></text:span></text:p>
      <text:p text:style-name="P27"><text:span text:style-name="T102">The </text:span><text:span text:style-name="T103">BRK</text:span><text:span text:style-name="T48"> </text:span><text:span text:style-name="T102">rule has the negative influence on the </text:span><text:span text:style-name="T103">MOD</text:span><text:span text:style-name="T102"> rule because</text:span><text:span text:style-name="T48"> </text:span><text:span text:style-name="T103">MOD</text:span><text:span text:style-name="T102"> is tested in the</text:span><text:span text:style-name="T49"> A(x~p!_)</text:span><text:span text:style-name="T103"> </text:span><text:span text:style-name="T102">connection presence, and</text:span><text:span text:style-name="T48"> </text:span><text:span text:style-name="T103">BRK</text:span><text:span text:style-name="T102"> usually breaks this connection</text:span><text:span text:style-name="T48">.</text:span></text:p>
      <text:p text:style-name="P27"><text:span text:style-name="T102">The </text:span><text:span text:style-name="T103">MOD</text:span><text:span text:style-name="T102"> rule has the negative influence on the </text:span><text:span text:style-name="T103">BRK</text:span><text:span text:style-name="T102"> rule due to the </text:span><text:span text:style-name="T104">Internal State</text:span><text:span text:style-name="T102"> alteration in, and </text:span><text:span text:style-name="T103">BRK</text:span><text:span text:style-name="T102"> rule tests the </text:span><text:span text:style-name="T49">A(x~p!1),B(y!1)</text:span><text:span text:style-name="T102">.</text:span></text:p>
      <text:p text:style-name="P12"/>
      <text:p text:style-name="P12">We can analyze (**), (***) in the similar way.</text:p>
      <text:list text:style-name="L1" text:continue-numbering="true">
        <text:list-item>
          <text:h text:style-name="P11" text:outline-level="1"><text:s/>Flowchart </text:h>
        </text:list-item>
      </text:list>
      <text:p text:style-name="P1"/>
      <text:p text:style-name="P28"><draw:g text:anchor-type="paragraph" draw:z-index="4" draw:style-name="gr1"><draw:ellipse draw:style-name="gr17" draw:text-style-name="P30" svg:width="3.469cm" svg:height="0.74cm" svg:x="5.817cm" svg:y="0cm">
      <text:p text:style-name="P29"><text:span text:style-name="T105">start</text:span></text:p>
     </draw:ellipse><draw:custom-shape draw:style-name="gr18" draw:text-style-name="P30" svg:width="6.072cm" svg:height="0.74cm" svg:x="4.515cm" svg:y="1.108cm">
      <text:p text:style-name="P29"><text:span text:style-name="T106">rule : Rules</text:span></text:p>
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</draw:custom-shape><draw:line draw:style-name="gr11" draw:text-style-name="P22" svg:x1="7.551cm" svg:y1="0.739cm" svg:x2="7.551cm" svg:y2="1.109cm">
      <text:p/>
     </draw:line><draw:custom-shape draw:style-name="gr18" draw:text-style-name="P22" svg:width="9.977cm" svg:height="0.74cm" svg:x="2.78cm" svg:y="2.217cm">
      <text:p text:style-name="P29"><text:span text:style-name="T107">activatedSites, inhibitedSites = filingSites(rule)</text:span></text:p>
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</draw:custom-shape><draw:line draw:style-name="gr11" draw:text-style-name="P22" svg:x1="7.551cm" svg:y1="1.849cm" svg:x2="7.551cm" svg:y2="2.219cm">
      <text:p/>
     </draw:line><draw:custom-shape draw:style-name="gr18" draw:text-style-name="P30" svg:width="6.072cm" svg:height="0.74cm" svg:x="4.515cm" svg:y="3.327cm">
      <text:p text:style-name="P29"><text:span text:style-name="T106">ruleCheck : Rules</text:span></text:p>
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</draw:custom-shape><draw:line draw:style-name="gr11" draw:text-style-name="P22" svg:x1="7.551cm" svg:y1="2.956cm" svg:x2="7.551cm" svg:y2="3.326cm">
      <text:p/>
     </draw:line><draw:line draw:style-name="gr11" draw:text-style-name="P22" svg:x1="10.587cm" svg:y1="1.478cm" svg:x2="14.057cm" svg:y2="1.478cm">
      <text:p/>
     </draw:line><draw:ellipse draw:style-name="gr17" draw:text-style-name="P30" svg:width="2.603cm" svg:height="0.74cm" svg:x="14.056cm" svg:y="1.108cm">
      <text:p text:style-name="P29"><text:span text:style-name="T106">end</text:span></text:p>
     </draw:ellipse><draw:custom-shape draw:style-name="gr18" draw:text-style-name="P22" svg:width="12.143cm" svg:height="1.477cm" svg:x="1.48cm" svg:y="4.436cm">
      <text:p text:style-name="P29"><text:span text:style-name="T107">isIntersection(activatedSites, ruleCheck.leftHandSide)</text:span></text:p>
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</draw:custom-shape><draw:line draw:style-name="gr11" draw:text-style-name="P22" svg:x1="7.551cm" svg:y1="4.066cm" svg:x2="7.551cm" svg:y2="4.436cm">
      <text:p/>
     </draw:line><draw:custom-shape draw:style-name="gr18" draw:text-style-name="P31" svg:width="9.109cm" svg:height="0.74cm" svg:x="8.853cm" svg:y="5.913cm">
      <text:p text:style-name="P29"><text:span text:style-name="T108">Add (rule, ruleCheck) to the Activation Map</text:span></text:p>
      <draw:enhanced-geometry svg:viewBox="0 0 21600 21600" draw:mirror-vertical="false" draw:mirror-horizontal="false" draw:text-areas="2540 0 19060 21600" draw:type="flowchart-predefined-process" draw:enhanced-path="M 0 0 L 21600 0 21600 21600 0 21600 Z N M 2540 0 L 2540 21600 N M 19060 0 L 19060 21600 N"/>
     </draw:custom-shape><draw:line draw:style-name="gr11" draw:text-style-name="P22" svg:x1="13.622cm" svg:y1="5.173cm" svg:x2="13.622cm" svg:y2="5.912cm">
      <text:p/>
     </draw:line><draw:frame draw:style-name="gr19" draw:text-style-name="P24" svg:width="0.876cm" svg:height="0.994cm" svg:x="13.732cm" svg:y="5.175cm">
      <draw:text-box>
       <text:p text:style-name="P23"><text:span text:style-name="T99">+</text:span></text:p>
      </draw:text-box>
     </draw:frame><draw:custom-shape draw:style-name="gr18" draw:text-style-name="P22" svg:width="12.143cm" svg:height="1.481cm" svg:x="1.48cm" svg:y="7.391cm">
      <text:p text:style-name="P29"><text:span text:style-name="T107">isIntersection(inhibitedSites, ruleCheck.leftHandSide)</text:span></text:p>
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</draw:custom-shape><draw:custom-shape draw:style-name="gr18" draw:text-style-name="P31" svg:width="9.109cm" svg:height="0.74cm" svg:x="8.853cm" svg:y="8.871cm">
      <text:p text:style-name="P29"><text:span text:style-name="T108">Add (rule, ruleCheck) to the Inhibition Map</text:span></text:p>
      <draw:enhanced-geometry svg:viewBox="0 0 21600 21600" draw:mirror-vertical="false" draw:mirror-horizontal="false" draw:text-areas="2540 0 19060 21600" draw:type="flowchart-predefined-process" draw:enhanced-path="M 0 0 L 21600 0 21600 21600 0 21600 Z N M 2540 0 L 2540 21600 N M 19060 0 L 19060 21600 N"/>
     </draw:custom-shape><draw:line draw:style-name="gr11" draw:text-style-name="P22" svg:x1="13.622cm" svg:y1="8.132cm" svg:x2="13.622cm" svg:y2="8.871cm">
      <text:p/>
     </draw:line><draw:frame draw:style-name="gr20" draw:text-style-name="P24" svg:width="0.876cm" svg:height="0.994cm" svg:x="13.732cm" svg:y="8.13cm">
      <draw:text-box>
       <text:p text:style-name="P23"><text:span text:style-name="T99">+</text:span></text:p>
      </draw:text-box>
     </draw:frame><draw:line draw:style-name="gr11" draw:text-style-name="P22" svg:x1="7.551cm" svg:y1="5.913cm" svg:x2="7.551cm" svg:y2="7.391cm">
      <text:p/>
     </draw:line><draw:line draw:style-name="gr11" draw:text-style-name="P22" svg:x1="8.853cm" svg:y1="6.283cm" svg:x2="7.551cm" svg:y2="6.283cm">
      <text:p/>
     </draw:line><draw:line draw:style-name="gr2" draw:text-style-name="P22" svg:x1="7.551cm" svg:y1="8.871cm" svg:x2="7.551cm" svg:y2="9.98cm">
      <text:p/>
     </draw:line><draw:line draw:style-name="gr11" draw:text-style-name="P22" svg:x1="8.853cm" svg:y1="9.239cm" svg:x2="7.551cm" svg:y2="9.239cm">
      <text:p/>
     </draw:line><draw:line draw:style-name="gr2" draw:text-style-name="P22" svg:x1="7.551cm" svg:y1="9.978cm" svg:x2="1.046cm" svg:y2="9.978cm">
      <text:p/>
     </draw:line><draw:line draw:style-name="gr2" draw:text-style-name="P22" svg:x1="1.046cm" svg:y1="9.978cm" svg:x2="1.046cm" svg:y2="3.695cm">
      <text:p/>
     </draw:line><draw:line draw:style-name="gr11" draw:text-style-name="P22" svg:x1="1.046cm" svg:y1="3.695cm" svg:x2="4.516cm" svg:y2="3.695cm">
      <text:p/>
     </draw:line><draw:line draw:style-name="gr21" draw:text-style-name="P22" svg:x1="10.587cm" svg:y1="3.695cm" svg:x2="18.394cm" svg:y2="3.695cm">
      <text:p/>
     </draw:line><draw:line draw:style-name="gr21" draw:text-style-name="P22" svg:x1="18.394cm" svg:y1="3.695cm" svg:x2="18.394cm" svg:y2="10.717cm">
      <text:p/>
     </draw:line><draw:line draw:style-name="gr21" draw:text-style-name="P22" svg:x1="18.394cm" svg:y1="10.717cm" svg:x2="0.612cm" svg:y2="10.717cm">
      <text:p/>
     </draw:line><draw:line draw:style-name="gr21" draw:text-style-name="P22" svg:x1="0.612cm" svg:y1="10.717cm" svg:x2="0.612cm" svg:y2="1.478cm">
      <text:p/>
     </draw:line><draw:line draw:style-name="gr22" draw:text-style-name="P22" svg:x1="0.612cm" svg:y1="1.478cm" svg:x2="4.515cm" svg:y2="1.478cm">
      <text:p/>
     </draw:line>
    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F" svg:font-family=""/>
    <style:font-face style:name="OpenSymbol" svg:font-family="OpenSymbol"/>
    <style:font-face style:name="Tahoma2" svg:font-family="Tahoma"/>
    <style:font-face style:name="webkit-serif" svg:font-family="webkit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Andale Sans UI2" svg:font-family="'Andale Sans UI'" style:font-family-generic="roman" style:font-pitch="variable"/>
    <style:font-face style:name="Arial1" svg:font-family="Ari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1" svg:font-family="TimesNewRomanPSMT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de" fo:country="DE" style:letter-kerning="true" style:font-name-asian="F" style:font-size-asian="12pt" style:language-asian="ja" style:country-asian="JP" style:font-name-complex="F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none" fo:country="none" style:language-asian="none" style:country-asian="none" style:language-complex="none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
  </meta:generator>
    <meta:creation-date>2009-04-16T11:32:02</meta:creation-date>
    <dc:date>2009-12-15T14:23:27</dc:date>
    <dc:language>de-DE</dc:language>
    <meta:editing-cycles>14</meta:editing-cycles>
    <meta:editing-duration>PT2H24M26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4" meta:paragraph-count="46" meta:word-count="849" meta:character-count="4864"/>
  </office:meta>
</office:document-meta>
</file>